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44104"/>
    </style:style>
    <style:style style:name="P2" style:family="paragraph" style:parent-style-name="Standard">
      <style:text-properties style:font-name="Arial" fo:font-size="16pt" officeooo:rsid="00044104" officeooo:paragraph-rsid="00044104" style:font-size-asian="16pt" style:font-size-complex="16pt"/>
    </style:style>
    <style:style style:name="P3" style:family="paragraph" style:parent-style-name="Standard">
      <style:text-properties style:font-name="Arial" fo:font-size="12pt" officeooo:rsid="00044104" officeooo:paragraph-rsid="00044104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44104" officeooo:paragraph-rsid="00044104" style:font-size-asian="10.5pt" style:font-size-complex="12pt"/>
    </style:style>
    <style:style style:name="P5" style:family="paragraph" style:parent-style-name="Standard">
      <style:text-properties style:font-name="Arial" fo:font-size="16pt" officeooo:rsid="00044104" officeooo:paragraph-rsid="00044104" style:font-size-asian="16pt" style:font-size-complex="16pt"/>
    </style:style>
    <style:style style:name="P6" style:family="paragraph" style:parent-style-name="Header">
      <style:text-properties style:font-name="Arial" officeooo:rsid="00044104" officeooo:paragraph-rsid="00044104"/>
    </style:style>
    <style:style style:name="P7" style:family="paragraph" style:parent-style-name="Header">
      <style:text-properties style:font-name="Arial" officeooo:rsid="0007300a" officeooo:paragraph-rsid="0007300a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officeooo:rsid="00051e64"/>
    </style:style>
    <style:style style:name="T2" style:family="text">
      <style:text-properties officeooo:rsid="00054629"/>
    </style:style>
    <style:style style:name="T3" style:family="text">
      <style:text-properties officeooo:rsid="00073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escription:</text:p>
      <text:p text:style-name="P3"/>
      <text:p text:style-name="P4"><text:tab/>Following our testing protocol for project Qi described in the Quality plan <text:s/>in section “3.7 – Test”, we reviewed our hardware requirements for correctness. We updated our requirements accordingly.</text:p>
      <text:p text:style-name="P3"/>
      <text:p text:style-name="P2">Actions taken:</text:p>
      <text:p text:style-name="P2"/>
      <text:p text:style-name="P4"><text:tab/>On the april 4th, we stress tested our hardware resulting in the conclusion that our first choice for the <text:span text:style-name="T1">q</text:span>uadcopter frame was not optimal. We took the necessary precautions and replaced the frame with a more suitable version.</text:p>
      <text:p text:style-name="P4">Other components involved in the stress test performed well.</text:p>
      <text:p text:style-name="P4"/>
      <text:p text:style-name="P4">The stress test involved flying the quadcopter, flying the quadcopter at a high altitude and at higher speeds than usual. <text:span text:style-name="T2">The test was performed outdoors.</text:span></text:p>
      <text:p text:style-name="P4"/>
      <text:p text:style-name="P4">The stress test resulted in the quadcopter crashing in a tree, which resulted in a broken frame. This was due to an overestimation of the capabilities of the radio controlled system. <text:s/>Since the goal of our project is to replace the radio controlled system, we will leave it as is and instead switch to a more rubost frame for further t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7300a" officeooo:paragraph-rsid="0007300a"/>
    </style:style>
    <style:style style:name="MP2" style:family="paragraph" style:parent-style-name="Header">
      <style:text-properties style:font-name="Arial" officeooo:rsid="00044104" officeooo:paragraph-rsid="00044104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7300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Aurélien Hontabat</text:p>
        <text:p text:style-name="MP2">Hardware Review | Project Qi<text:tab/><text:tab/>Gothenburg 2014-04-1<text:span text:style-name="MT1">2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Franky</meta:initial-creator>
    <meta:creation-date>2014-04-14T15:20:29.026481867</meta:creation-date>
    <dc:date>2014-04-14T15:42:17.483376665</dc:date>
    <dc:creator>Aurélien Franky</dc:creator>
    <meta:editing-duration>PT2M3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10" meta:word-count="174" meta:character-count="1078" meta:non-whitespace-character-count="906"/>
  </office:meta>
</office:document-meta>
</file>